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.803cm" fo:margin-left="0cm" table:align="left"/>
    </style:style>
    <style:style style:name="Таблица1.A" style:family="table-column">
      <style:table-column-properties style:column-width="3.399cm"/>
    </style:style>
    <style:style style:name="Таблица1.B" style:family="table-column">
      <style:table-column-properties style:column-width="3.401cm"/>
    </style:style>
    <style:style style:name="Таблица1.D" style:family="table-column">
      <style:table-column-properties style:column-width="3.597cm"/>
    </style:style>
    <style:style style:name="Таблица1.E" style:family="table-column">
      <style:table-column-properties style:column-width="4.0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1f39" officeooo:paragraph-rsid="00191f39"/>
    </style:style>
    <style:style style:name="T1" style:family="text">
      <style:text-properties officeooo:rsid="001c1b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column table:style-name="Таблица1.E"/>
        <table:table-row table:style-name="TableLine140333092948720">
          <table:table-cell table:style-name="Таблица1.A1" office:value-type="string">
            <text:p text:style-name="P1">№ П/п</text:p>
          </table:table-cell>
          <table:table-cell table:style-name="Таблица1.A1" office:value-type="string">
            <text:p text:style-name="Table_20_Contents">Сущности предметной области</text:p>
          </table:table-cell>
          <table:table-cell table:style-name="Таблица1.A1" office:value-type="string">
            <text:p text:style-name="Table_20_Contents">Наименования</text:p>
            <text:p text:style-name="Table_20_Contents">приложения</text:p>
            <text:p text:style-name="P1">(подсистемы)</text:p>
          </table:table-cell>
          <table:table-cell table:style-name="Таблица1.A1" office:value-type="string">
            <text:p text:style-name="Table_20_Contents">Фрагмент структуры ПрОбл</text:p>
          </table:table-cell>
          <table:table-cell table:style-name="Таблица1.E1" office:value-type="string">
            <text:p text:style-name="Table_20_Contents">Информационные задачи</text:p>
          </table:table-cell>
        </table:table-row>
        <table:table-row table:style-name="TableLine140333092948720"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Table_20_Contents">Дизайнеры</text:p>
          </table:table-cell>
          <table:table-cell table:style-name="Таблица1.A2" office:value-type="string">
            <text:p text:style-name="Table_20_Contents">Приложение для компании по дизайну и <text:s/>ремонту помещений</text:p>
          </table:table-cell>
          <table:table-cell table:style-name="Таблица1.A2" office:value-type="string">
            <text:p text:style-name="Table_20_Contents">- Создание итогового проекта</text:p>
            <text:p text:style-name="Table_20_Contents">- Воплощение идеи клиента в реальность</text:p>
            <text:p text:style-name="Table_20_Contents"/>
          </table:table-cell>
          <table:table-cell table:style-name="Таблица1.E2" office:value-type="string">
            <text:p text:style-name="Table_20_Contents">- Создавать дизайн</text:p>
            <text:p text:style-name="Table_20_Contents">- Выполнять работу в офисе</text:p>
            <text:p text:style-name="Table_20_Contents">- Предлагать креативные идем для клиента</text:p>
            <text:p text:style-name="Table_20_Contents">- Воплощать идеи клиента в <text:span text:style-name="T1">3д модель</text:span></text:p>
            <text:p text:style-name="Table_20_Contents">- Работать в графических редакторах</text:p>
            <text:p text:style-name="Table_20_Contents"/>
          </table:table-cell>
        </table:table-row>
        <table:table-row table:style-name="TableLine140333092948720">
          <table:table-cell table:style-name="Таблица1.A2" office:value-type="string">
            <text:p text:style-name="P1">2</text:p>
          </table:table-cell>
          <table:table-cell table:style-name="Таблица1.A2" office:value-type="string">
            <text:p text:style-name="Table_20_Contents">Главный офис</text:p>
          </table:table-cell>
          <table:table-cell table:style-name="Таблица1.A2" office:value-type="string">
            <text:p text:style-name="Table_20_Contents">Приложение для компании по дизайну и ремонту помещений</text:p>
          </table:table-cell>
          <table:table-cell table:style-name="Таблица1.A2" office:value-type="string">
            <text:p text:style-name="Table_20_Contents">- Создание рабочей среды.</text:p>
            <text:p text:style-name="Table_20_Contents">- Использование рабочей площади.</text:p>
            <text:p text:style-name="Table_20_Contents">- Прием клиентов</text:p>
            <text:p text:style-name="Table_20_Contents"/>
          </table:table-cell>
          <table:table-cell table:style-name="Таблица1.E2" office:value-type="string">
            <text:p text:style-name="Table_20_Contents">- Давать рабочую площадь<text:line-break/>- Давать рабочие места<text:line-break/>- Создавать рабочую обстановку</text:p>
            <text:p text:style-name="Table_20_Contents">- Инициализировать рабочий процесс</text:p>
            <text:p text:style-name="Table_20_Contents">- Реализовывать любую работу с документами</text:p>
            <text:p text:style-name="Table_20_Contents">- Находить клиента</text:p>
            <text:p text:style-name="Table_20_Contents">- Договариваться о цене с клиентом</text:p>
            <text:p text:style-name="Table_20_Contents">- Договариваться о сроках выполнения работы</text:p>
            <text:p text:style-name="Table_20_Contents">- Составлять договор с клиентом</text:p>
            <text:p text:style-name="Table_20_Contents">- Предлагать специальные условия для клиент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13:53:09.416860413</meta:creation-date>
    <dc:date>2022-03-24T14:56:18.902952089</dc:date>
    <meta:editing-duration>PT5M44S</meta:editing-duration>
    <meta:editing-cycles>1</meta:editing-cycles>
    <meta:document-statistic meta:table-count="1" meta:image-count="0" meta:object-count="0" meta:page-count="1" meta:paragraph-count="31" meta:word-count="129" meta:character-count="861" meta:non-whitespace-character-count="762"/>
    <meta:generator>LibreOffice/7.2.0.4$MacOSX_X86_64 LibreOffice_project/9a9c6381e3f7a62afc1329bd359cc48accb6435b</meta:generator>
  </office:meta>
</office:document-meta>
</file>